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T2" style:parent-style-name="Absatz-Standardschriftart" style:family="text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Funktion 1:</text:p>
      <text:p text:style-name="Standard"><text:span text:style-name="T2"><draw:frame draw:style-name="a0" draw:name="Grafik 1" text:anchor-type="as-char" svg:x="0in" svg:y="0in" svg:width="6.3in" svg:height="4.39722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</meta:initial-creator>
    <dc:creator>Marcel</dc:creator>
    <meta:creation-date>2016-09-20T14:00:00Z</meta:creation-date>
    <dc:date>2016-09-20T14:01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13" meta:row-count="1" meta:non-whitespace-character-count="13"/>
  </office:meta>
</office:document-meta>
</file>